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Heading_20_1" style:list-style-name="WWNum2"/>
    <style:style style:name="P30" style:family="paragraph" style:parent-style-name="Heading_20_1" style:list-style-name="WWNum2">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7. Actividades evaluabl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1. Fecha de entrega</text:span></text:a><text:span text:style-name="T19"><text:tab/>3</text:span></text:p>
          <text:p text:style-name="P14"><text:a xlink:type="simple" xlink:href="#_9maybllx2a09" text:style-name="Index_20_Link" text:visited-style-name="Index_20_Link"><text:span text:style-name="T19">2. Observaciones previas a la realización de tareas evaluables</text:span></text:a><text:span text:style-name="T19"><text:tab/>3</text:span></text:p>
          <text:p text:style-name="P14"><text:a xlink:type="simple" xlink:href="#_mddm13ai61n6" text:style-name="Index_20_Link" text:visited-style-name="Index_20_Link"><text:span text:style-name="T19">3. Actividad 01</text:span></text:a><text:span text:style-name="T19"><text:tab/>3</text:span></text:p>
          <text:p text:style-name="P14"><text:a xlink:type="simple" xlink:href="#_prlcuwla7k5b" text:style-name="Index_20_Link" text:visited-style-name="Index_20_Link"><text:span text:style-name="T9">4. Actividad 02</text:span></text:a><text:span text:style-name="T9"><text:tab/>3</text:span></text:p>
          <text:p text:style-name="P14"><text:a xlink:type="simple" xlink:href="#_2jrdb1qtixer" text:style-name="Index_20_Link" text:visited-style-name="Index_20_Link"><text:span text:style-name="T19">5. Actividad 03</text:span></text:a><text:span text:style-name="T19"><text:tab/>3</text:span></text:p>
          <text:p text:style-name="P15"><text:a xlink:type="simple" xlink:href="#_2onmo9h3ztu2" text:style-name="Index_20_Link" text:visited-style-name="Index_20_Link"><text:span text:style-name="T19">6. Actividad 04</text:span></text:a><text:span text:style-name="T19"><text:tab/>3</text:span></text:p>
        </text:index-body>
      </text:table-of-content>
      <text:p text:style-name="P17"/>
      <text:p text:style-name="P17"/>
      <text:p text:style-name="P17"/>
      <text:p text:style-name="P19"/>
      <text:p text:style-name="P19"/>
      <text:p text:style-name="P19"/>
      <text:p text:style-name="P20"/>
      <text:p text:style-name="P20"/>
      <text:p text:style-name="P20"/>
      <text:p text:style-name="P20"/>
      <text:p text:style-name="P20"/>
      <text:p text:style-name="P20"/>
      <text:p text:style-name="P20"/>
      <text:p text:style-name="P21"><text:span text:style-name="T16">UD07. Actividades evaluables 01</text:span></text:p>
      <text:list xml:id="list3005125186" text:style-name="WWNum2">
        <text:list-item>
          <text:p text:style-name="P30"><text:bookmark text:name="_dbh0n1vac4c8"/>Fecha de entrega</text:p>
        </text:list-item>
      </text:list>
      <text:p text:style-name="Standard"><text:span text:style-name="T11">Fecha límite de entrega: </text:span><text:span text:style-name="T20">Viernes 10 de febrero a las 23:55.</text:span></text:p>
      <text:p text:style-name="Standard">La actividad será evaluada cuando haya pasado la fecha límite de la entrega.</text:p>
      <text:p text:style-name="P11"><text:span text:style-name="T12"><text:s/>❕</text:span><text:span text:style-name="T13"> </text:span><text:span text:style-name="T11">Atención: </text:span>la fecha de entrega no es prorrogable. Si no la entregas en tiempo y forma, la calificación de la actividad será 0.</text:p>
      <text:list xml:id="list44944766088725" text:continue-numbering="true" text:style-name="WWNum2">
        <text:list-item>
          <text:p text:style-name="P30"><text:bookmark text:name="_9maybllx2a09"/><text:soft-page-break/>Observaciones previas a la realización de tareas evaluables</text:p>
        </text:list-item>
      </text:list>
      <text:p text:style-name="P16">Para la entrega se requiere entregar varios ficheros, entrégalos comprimido en un único fichero con extensión “.zip”.</text:p>
      <text:p text:style-name="P11"><text:span text:style-name="T12"><text:s/>❕</text:span><text:span text:style-name="T13"> </text:span><text:span text:style-name="T11">Atención: </text:span>no cumplir estas consideraciones puede reducir la nota hasta 3 puntos.</text:p>
      <text:list xml:id="list44944175616246" text:continue-numbering="true" text:style-name="WWNum2">
        <text:list-item>
          <text:p text:style-name="P29"><text:bookmark text:name="_mddm13ai61n6"/>Actividad 01</text:p>
        </text:list-item>
      </text:list>
      <text:p text:style-name="P10">Utiliza la herramienta <text:a xlink:type="simple" xlink:href="https://logomaster.ai/" text:style-name="ListLabel_20_10" text:visited-style-name="ListLabel_20_10"><text:span text:style-name="T21">https://logomaster.ai/</text:span></text:a> o <text:a xlink:type="simple" xlink:href="https://coollogo.com/" text:style-name="ListLabel_20_10" text:visited-style-name="ListLabel_20_10"><text:span text:style-name="T21">https://coollogo.com/</text:span></text:a> para generar un logo con tu nombre y primer apellido, con algún tipo de fondo</text:p>
      <text:p text:style-name="P11"><text:span text:style-name="T10"><text:s/>📕 </text:span><text:span text:style-name="T11">A entregar: </text:span>imagen nombrada como “UDXXactividadYY-tunombre.png”.</text:p>
      <text:list xml:id="list44943430759003" text:continue-numbering="true" text:style-name="WWNum2">
        <text:list-item>
          <text:p text:style-name="P29"><text:bookmark text:name="_prlcuwla7k5b"/>Actividad 02</text:p>
        </text:list-item>
      </text:list>
      <text:p text:style-name="P10">Utiliza la web <text:a xlink:type="simple" xlink:href="https://www.remove.bg/es" text:style-name="ListLabel_20_10" text:visited-style-name="ListLabel_20_10"><text:span text:style-name="T21">https://www.remove.bg/es</text:span></text:a> para eliminar el fondo de una imagen de la actividad anterior.</text:p>
      <text:p text:style-name="P11"><text:span text:style-name="T10"><text:s/>📕 </text:span><text:span text:style-name="T11">A entregar: </text:span>imagen nombrada como “UDXXactividadYY-tunombre.png”.</text:p>
      <text:list xml:id="list44944525243955" text:continue-numbering="true" text:style-name="WWNum2">
        <text:list-item>
          <text:p text:style-name="P29"><text:bookmark text:name="_2jrdb1qtixer"/>Actividad 03</text:p>
        </text:list-item>
      </text:list>
      <text:p text:style-name="Standard">Utiliza un sistema de generación online de imágenes como <text:a xlink:type="simple" xlink:href="https://www.craiyon.com/" text:style-name="ListLabel_20_10" text:visited-style-name="ListLabel_20_10"><text:span text:style-name="T21">https://www.craiyon.com/</text:span></text:a> <text:s/>o <text:a xlink:type="simple" xlink:href="https://huggingface.co/spaces/multimodalart/latentdiffusion" text:style-name="ListLabel_20_10" text:visited-style-name="ListLabel_20_10"><text:span text:style-name="T21">https://huggingface.co/spaces/multimodalart/latentdiffusion</text:span></text:a> o <text:a xlink:type="simple" xlink:href="https://stablediffusionweb.com/" text:style-name="ListLabel_20_10" text:visited-style-name="ListLabel_20_10"><text:span text:style-name="T21">https://stablediffusionweb.com/</text:span></text:a> que genere una imagen de “Homer Simpson en estilo manga estudiando aplicaciones ofimáticas” (recuerda que en estas aplicaciones deberás darle la descripción en inglés). Genera alguna hasta que consideres es bastante descriptiva con lo solicitado.</text:p>
      <text:p text:style-name="P11"><text:span text:style-name="T10"><text:s/>📕 </text:span><text:span text:style-name="T11">A entregar: </text:span>imagen nombrada como “UDXXactividadYY-tunombre.png”.</text:p>
      <text:list xml:id="list44944383028330" text:continue-numbering="true" text:style-name="WWNum2">
        <text:list-item>
          <text:p text:style-name="P29"><text:bookmark text:name="_2onmo9h3ztu2"/>Actividad 04</text:p>
        </text:list-item>
      </text:list>
      <text:p text:style-name="Standard">Utilizando la web <text:a xlink:type="simple" xlink:href="https://onlineimagetools.com/" text:style-name="ListLabel_20_10" text:visited-style-name="ListLabel_20_10"><text:span text:style-name="T21">https://onlineimagetools.com/</text:span></text:a> o <text:a xlink:type="simple" xlink:href="https://tinywow.com/" text:style-name="ListLabel_20_10" text:visited-style-name="ListLabel_20_10"><text:span text:style-name="T21">https://tinywow.com/</text:span></text:a> realiza las siguientes operaciones a la imagen generada anteriormente. Las operaciones son:</text:p>
      <text:list xml:id="list2791396167" text:style-name="WWNum1">
        <text:list-item>
          <text:p text:style-name="P26">Desenfocado de cara.</text:p>
        </text:list-item>
        <text:list-item>
          <text:p text:style-name="P27">Pixelado de cara.</text:p>
        </text:list-item>
        <text:list-item>
          <text:p text:style-name="P27">Imagen en escala de grises.</text:p>
        </text:list-item>
        <text:list-item>
          <text:p text:style-name="P27">Reducir calidad y peso de la imagen.</text:p>
        </text:list-item>
        <text:list-item>
          <text:p text:style-name="P27">Volteado vertical.</text:p>
        </text:list-item>
        <text:list-item>
          <text:p text:style-name="P27">Recortado de la cara de una imagen.</text:p>
        </text:list-item>
        <text:list-item>
          <text:p text:style-name="P27">Añadir texto a la imagen.</text:p>
        </text:list-item>
        <text:list-item>
          <text:p text:style-name="P27">Añadir borde a una imagen.</text:p>
        </text:list-item>
        <text:list-item>
          <text:p text:style-name="P28">Convertir imagen de PNG a JPEG.</text:p>
        </text:list-item>
      </text:list>
      <text:p text:style-name="Standard">Además, utilizando <text:a xlink:type="simple" xlink:href="https://letsenhance.io/" text:style-name="ListLabel_20_10" text:visited-style-name="ListLabel_20_10"><text:span text:style-name="T21">https://letsenhance.io/</text:span></text:a> o similar, aumentad la calidad de la imagen origina.</text:p>
      <text:p text:style-name="Standard">Cada operación debe guardarse en una imagen diferente.</text:p>
      <text:p text:style-name="P11"><text:span text:style-name="T10"><text:s/>📕 </text:span><text:span text:style-name="T11">A entregar: </text:span>cada una de las imágenes generadas. Estas imágenes deben nombrarse de la siguiente forma “UDXXactividadYY-operacionZZ-tunombre.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7. Actividades evaluables 01</text:span></text:p>
      </style:header>
      <style:footer>
        <text:p text:style-name="MP4"><text:span text:style-name="MT1">Aplicaciones Ofimáticas (Office Applications)<text:tab/><text:tab/>UD07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3" meta:word-count="464" meta:character-count="3124" meta:non-whitespace-character-count="2712"/>
    <meta:generator>LibreOfficeDev/6.0.5.2$Linux_X86_64 LibreOffice_project/</meta:generator>
  </office:meta>
</office:document-meta>
</file>